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text-position="sub 66.6%"/>
    </style:style>
    <style:style style:name="T3" style:parent-style-name="Основнойшрифтабзаца" style:family="text">
      <style:text-properties style:text-position="sub 66.6%"/>
    </style:style>
    <style:style style:name="T4" style:parent-style-name="Основнойшрифтабзаца" style:family="text">
      <style:text-properties style:text-position="sub 66.6%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bookmark-start text:name="_Int_V8HTVAgh"/>About confidence interval around PTSD proportion.<text:bookmark-end text:name="_Int_V8HTVAgh"/></text:p>
      <text:h text:style-name="Heading1" text:outline-level="1">Variable description:</text:h>
      <text:p text:style-name="Standard">We want to calculate a confidence interval (CI) around an observed proportion (at this study is binomial confidence intervals). Confidence interval depends on Confidence level. The stronger a confidence level the wider Confidence interval. The common value of the Confidence level in a medicine is 95%.</text:p>
      <text:p text:style-name="Standard">Harvard Trauma Questionnaire lets us to attribute any patient to one of two classes: sick or healthy. It means, from statistical point of view We have Bernoulli distribution. So let us to use the formula of confidence interval for Bernoulli distribution:</text:p>
      <text:h text:style-name="Heading1" text:outline-level="1">Method</text:h>
      <text:p text:style-name="Standard">Confidence level β = 95% =&gt; The significance level α = 1- β equals 5% for the study.</text:p>
      <text:p text:style-name="Standard"><text:span text:style-name="T2"><text:tab/></text:span><draw:frame draw:style-name="a0" text:anchor-type="as-char" svg:x="0in" svg:y="0in" svg:width="2.53125in" svg:height="0.28125in" style:rel-width="scale" style:rel-height="scale"><draw:object xlink:href="Object 1/" xlink:type="simple" xlink:show="embed" xlink:actuate="onLoad"/></draw:frame><text:span text:style-name="T3"><text:s/></text:span>for Bernoulli distribution.</text:p>
      <text:p text:style-name="Standard"><text:span text:style-name="T4">where</text:span></text:p>
      <text:p text:style-name="Standard"><draw:frame draw:style-name="a1" text:anchor-type="as-char" svg:x="0in" svg:y="0in" svg:width="0.77083in" svg:height="0.19792in" style:rel-width="scale" style:rel-height="scale"><draw:object xlink:href="Object 2/" xlink:type="simple" xlink:show="embed" xlink:actuate="onLoad"/></draw:frame><text:s/>= 16% - fraction of successes (success - in statistical point of view, obviously not in real life meaning)</text:p>
      <text:p text:style-name="Standard">SE = Standard error =<text:s/><draw:frame draw:style-name="a2" text:anchor-type="as-char" svg:x="0in" svg:y="0in" svg:width="0.90625in" svg:height="0.59375in" style:rel-width="scale" style:rel-height="scale"><draw:object xlink:href="Object 3/" xlink:type="simple" xlink:show="embed" xlink:actuate="onLoad"/></draw:frame><text:s/>for Bernoulli distribution</text:p>
      <text:p text:style-name="Standard"><draw:frame draw:style-name="a3" text:anchor-type="as-char" svg:x="0in" svg:y="0in" svg:width="0.32292in" svg:height="0.28125in" style:rel-width="scale" style:rel-height="scale"><draw:object xlink:href="Object 4/" xlink:type="simple" xlink:show="embed" xlink:actuate="onLoad"/></draw:frame><text:s/>-The quintile function of a normal distribution at level<text:s/><draw:frame draw:style-name="a4" text:anchor-type="as-char" svg:x="0in" svg:y="0in" svg:width="0.39583in" svg:height="0.34375in" style:rel-width="scale" style:rel-height="scale"><draw:object xlink:href="Object 5/" xlink:type="simple" xlink:show="embed" xlink:actuate="onLoad"/></draw:frame></text:p>
      <text:h text:style-name="Heading1" text:outline-level="1">Сalculus</text:h>
      <text:p text:style-name="Textbody">SE =<text:s/><draw:frame draw:style-name="a5" text:anchor-type="as-char" svg:x="0in" svg:y="0in" svg:width="1.08333in" svg:height="0.59375in" style:rel-width="scale" style:rel-height="scale"><draw:object xlink:href="Object 6/" xlink:type="simple" xlink:show="embed" xlink:actuate="onLoad"/></draw:frame><text:s/>= 0.05</text:p>
      <text:p text:style-name="Standard"><text:s/><draw:frame draw:style-name="a6" text:anchor-type="as-char" svg:x="0in" svg:y="0in" svg:width="0.39583in" svg:height="0.34375in" style:rel-width="scale" style:rel-height="scale"><draw:object xlink:href="Object 7/" xlink:type="simple" xlink:show="embed" xlink:actuate="onLoad"/></draw:frame><text:s/>= 0.975</text:p>
      <text:p text:style-name="Standard"><draw:frame draw:style-name="a7" text:anchor-type="as-char" svg:x="0in" svg:y="0in" svg:width="0.32292in" svg:height="0.28125in" style:rel-width="scale" style:rel-height="scale"><draw:object xlink:href="Object 8/" xlink:type="simple" xlink:show="embed" xlink:actuate="onLoad"/></draw:frame><text:s/>= 1.96 – we need to get the value from table of quintile function of a normal distribution. For example, here<text:s/><text:a xlink:href="http://cs.ru.nl/~tomh/onderwijs/dm/dm_files/normtable.pdf" office:target-frame-name="_top" xlink:show="replace">http://cs.ru.nl/~tomh/onderwijs/dm/dm_files/normtable.pdf</text:a></text:p>
      <text:h text:style-name="Heading1" text:outline-level="1">In result:</text:h>
      <text:p text:style-name="Standard">CI (of PTSD level) = (8%; 25%) - it means at least 8% of immigrants have PTSD and, maybe up to 25%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Yu Gothic Light" style:font-name-complex="Times New Roman" fo:color="#1F3763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2F5496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Yu Gothic Light" style:font-name-complex="Times New Roman" fo:color="#1F3763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1F3763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Yu Gothic Light" style:font-name-complex="Times New Roman" fo:color="#272727" fo:font-size="10.5pt" style:font-size-asian="10.5pt" style:font-size-complex="10.5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Безинтервала" style:display-name="Без интервала" style:family="paragraph">
      <style:text-properties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Yu Gothic Light" style:font-name-complex="Times New Roman" fo:font-size="28pt" style:font-size-asian="28pt" style:font-size-complex="28pt" fo:hyphenate="true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Subtitle" style:display-name="Subtitle" style:family="paragraph" style:parent-style-name="Normal" style:next-style-name="Normal">
      <style:text-properties style:font-name-asian="Yu Mincho" fo:color="#5A5A5A" fo:hyphenate="true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true"/>
    </style:style>
    <style:style style:name="IntenseQuote" style:display-name="Intense Quote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true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1F3763" fo:font-size="12pt" style:font-size-asian="12pt" style:font-size-complex="12pt" fo:language="en" fo:country="US"/>
    </style:style>
    <style:style style:name="Heading4Char" style:display-name="Heading 4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2F5496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Times New Roman" fo:color="#2F5496" fo:language="en" fo:country="US"/>
    </style:style>
    <style:style style:name="Heading6Char" style:display-name="Heading 6 Char" style:family="text" style:parent-style-name="DefaultParagraphFont">
      <style:text-properties style:font-name="Calibri Light" style:font-name-asian="Yu Gothic Light" style:font-name-complex="Times New Roman" fo:color="#1F3763" fo:language="en" fo:country="US"/>
    </style:style>
    <style:style style:name="Heading7Char" style:display-name="Heading 7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1F3763" fo:language="en" fo:country="US"/>
    </style:style>
    <style:style style:name="Heading8Char" style:display-name="Heading 8 Char" style:family="text" style:parent-style-name="DefaultParagraphFont">
      <style:text-properties style:font-name="Calibri Light" style:font-name-asian="Yu Gothic Light" style:font-name-complex="Times New Roman" fo:color="#272727" fo:font-size="10.5pt" style:font-size-asian="10.5pt" style:font-size-complex="10.5pt" fo:language="en" fo:country="US"/>
    </style:style>
    <style:style style:name="Heading9Char" style:display-name="Heading 9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 fo:language="en" fo:country="US"/>
    </style:style>
    <style:style style:name="SubtitleChar" style:display-name="Subtitle Char" style:family="text" style:parent-style-name="DefaultParagraphFont">
      <style:text-properties style:font-name="Liberation Serif" style:font-name-asian="Yu Mincho" style:font-name-complex="Noto Sans Devanagari" fo:color="#5A5A5A" fo:language="en" fo:country="US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US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 fo:language="en" fo:country="US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true"/>
    </style:style>
    <style:style style:name="TOC4" style:display-name="TO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true"/>
    </style:style>
    <style:style style:name="TOC5" style:display-name="TO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true"/>
    </style:style>
    <style:style style:name="TOC6" style:display-name="TO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true"/>
    </style:style>
    <style:style style:name="TOC7" style:display-name="TO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true"/>
    </style:style>
    <style:style style:name="TOC8" style:display-name="TO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true"/>
    </style:style>
    <style:style style:name="TOC9" style:display-name="TO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true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tru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 fo:language="en" fo:country="US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>
      <style:text-properties fo:language="en" fo:country="US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tru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 fo:language="en" fo:country="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mitry Boltyanskiy</dc:creator>
    <meta:creation-date>2024-02-23T04:08:00Z</meta:creation-date>
    <dc:date>2024-02-23T04:08:00Z</dc:date>
    <meta:template xlink:href="Normal.dotm" xlink:type="simple"/>
    <meta:editing-cycles>8</meta:editing-cycles>
    <meta:editing-duration>PT0S</meta:editing-duration>
    <meta:document-statistic meta:page-count="1" meta:paragraph-count="3" meta:word-count="226" meta:character-count="1513" meta:row-count="10" meta:non-whitespace-character-count="1290"/>
  </office:meta>
</office:document-meta>
</file>

<file path=Object 1/content.xml><?xml version="1.0" encoding="utf-8"?>
<mml:math xmlns:mml="http://www.w3.org/1998/Math/MathML" xmlns:m="http://schemas.openxmlformats.org/officeDocument/2006/math">
  <mml:mi>C</mml:mi>
  <mml:mi>I</mml:mi>
  <mml:mo>=</mml:mo>
  <mml:mo>(</mml:mo>
  <mml:mover accent="true">
    <mml:mrow>
      <mml:mi>p</mml:mi>
    </mml:mrow>
    <mml:mo>^</mml:mo>
  </mml:mover>
  <mml:mo>-</mml:mo>
  <mml:mi>S</mml:mi>
  <mml:mi>E</mml:mi>
  <mml:mi>*</mml:mi>
  <mml:msub>
    <mml:mrow>
      <mml:mi>z</mml:mi>
    </mml:mrow>
    <mml:mrow>
      <mml:mn>1</mml:mn>
      <mml:mo>-</mml:mo>
      <mml:mfrac>
        <mml:mrow>
          <mml:mi>α</mml:mi>
        </mml:mrow>
        <mml:mrow>
          <mml:mn>2</mml:mn>
        </mml:mrow>
      </mml:mfrac>
    </mml:mrow>
  </mml:msub>
  <mml:mo>;</mml:mo>
  <mml:mover accent="true">
    <mml:mrow>
      <mml:mi>p</mml:mi>
    </mml:mrow>
    <mml:mo>^</mml:mo>
  </mml:mover>
  <mml:mo>+</mml:mo>
  <mml:mi>S</mml:mi>
  <mml:mi>E</mml:mi>
  <mml:mi>*</mml:mi>
  <mml:msub>
    <mml:mrow>
      <mml:mi>z</mml:mi>
    </mml:mrow>
    <mml:mrow>
      <mml:mn>1</mml:mn>
      <mml:mo>-</mml:mo>
      <mml:mfrac>
        <mml:mrow>
          <mml:mi>α</mml:mi>
        </mml:mrow>
        <mml:mrow>
          <mml:mn>2</mml:mn>
        </mml:mrow>
      </mml:mfrac>
    </mml:mrow>
  </mml:msub>
  <mml:mo>)</mml:mo>
</mml:math>
</file>

<file path=Object 2/content.xml><?xml version="1.0" encoding="utf-8"?>
<mml:math xmlns:mml="http://www.w3.org/1998/Math/MathML" xmlns:m="http://schemas.openxmlformats.org/officeDocument/2006/math">
  <mml:mover accent="true">
    <mml:mrow>
      <mml:mi>p</mml:mi>
    </mml:mrow>
    <mml:mo>^</mml:mo>
  </mml:mover>
  <mml:mo>=</mml:mo>
  <mml:mrow>
    <mml:mrow>
      <mml:mn>11</mml:mn>
    </mml:mrow>
    <mml:mo>/</mml:mo>
    <mml:mrow>
      <mml:mn>67</mml:mn>
    </mml:mrow>
  </mml:mrow>
</mml:math>
</file>

<file path=Object 3/content.xml><?xml version="1.0" encoding="utf-8"?>
<mml:math xmlns:mml="http://www.w3.org/1998/Math/MathML" xmlns:m="http://schemas.openxmlformats.org/officeDocument/2006/math">
  <mml:msqrt>
    <mml:mfrac>
      <mml:mrow>
        <mml:mover accent="true">
          <mml:mrow>
            <mml:mi>p</mml:mi>
          </mml:mrow>
          <mml:mo>^</mml:mo>
        </mml:mover>
        <mml:mi>*</mml:mi>
        <mml:mo>(</mml:mo>
        <mml:mn>1</mml:mn>
        <mml:mo>-</mml:mo>
        <mml:mover accent="true">
          <mml:mrow>
            <mml:mi>p</mml:mi>
          </mml:mrow>
          <mml:mo>^</mml:mo>
        </mml:mover>
        <mml:mo>)</mml:mo>
      </mml:mrow>
      <mml:mrow>
        <mml:mi>n</mml:mi>
      </mml:mrow>
    </mml:mfrac>
  </mml:msqrt>
</mml:math>
</file>

<file path=Object 4/content.xml><?xml version="1.0" encoding="utf-8"?>
<mml:math xmlns:mml="http://www.w3.org/1998/Math/MathML" xmlns:m="http://schemas.openxmlformats.org/officeDocument/2006/math">
  <mml:msub>
    <mml:mrow>
      <mml:mi>z</mml:mi>
    </mml:mrow>
    <mml:mrow>
      <mml:mn>1</mml:mn>
      <mml:mo>-</mml:mo>
      <mml:mfrac>
        <mml:mrow>
          <mml:mi>α</mml:mi>
        </mml:mrow>
        <mml:mrow>
          <mml:mn>2</mml:mn>
        </mml:mrow>
      </mml:mfrac>
    </mml:mrow>
  </mml:msub>
</mml:math>
</file>

<file path=Object 5/content.xml><?xml version="1.0" encoding="utf-8"?>
<mml:math xmlns:mml="http://www.w3.org/1998/Math/MathML" xmlns:m="http://schemas.openxmlformats.org/officeDocument/2006/math">
  <mml:mn>1</mml:mn>
  <mml:mo>-</mml:mo>
  <mml:mfrac>
    <mml:mrow>
      <mml:mi>α</mml:mi>
    </mml:mrow>
    <mml:mrow>
      <mml:mn>2</mml:mn>
    </mml:mrow>
  </mml:mfrac>
</mml:math>
</file>

<file path=Object 6/content.xml><?xml version="1.0" encoding="utf-8"?>
<mml:math xmlns:mml="http://www.w3.org/1998/Math/MathML" xmlns:m="http://schemas.openxmlformats.org/officeDocument/2006/math">
  <mml:msqrt>
    <mml:mfrac>
      <mml:mrow>
        <mml:mfrac>
          <mml:mrow>
            <mml:mn>11</mml:mn>
          </mml:mrow>
          <mml:mrow>
            <mml:mn>67</mml:mn>
          </mml:mrow>
        </mml:mfrac>
        <mml:mi>*</mml:mi>
        <mml:mo>(</mml:mo>
        <mml:mn>1</mml:mn>
        <mml:mo>-</mml:mo>
        <mml:mfrac>
          <mml:mrow>
            <mml:mn>11</mml:mn>
          </mml:mrow>
          <mml:mrow>
            <mml:mn>67</mml:mn>
          </mml:mrow>
        </mml:mfrac>
        <mml:mo>)</mml:mo>
      </mml:mrow>
      <mml:mrow>
        <mml:mn>67</mml:mn>
      </mml:mrow>
    </mml:mfrac>
  </mml:msqrt>
</mml:math>
</file>

<file path=Object 7/content.xml><?xml version="1.0" encoding="utf-8"?>
<mml:math xmlns:mml="http://www.w3.org/1998/Math/MathML" xmlns:m="http://schemas.openxmlformats.org/officeDocument/2006/math">
  <mml:mn>1</mml:mn>
  <mml:mo>-</mml:mo>
  <mml:mfrac>
    <mml:mrow>
      <mml:mi>α</mml:mi>
    </mml:mrow>
    <mml:mrow>
      <mml:mn>2</mml:mn>
    </mml:mrow>
  </mml:mfrac>
</mml:math>
</file>

<file path=Object 8/content.xml><?xml version="1.0" encoding="utf-8"?>
<mml:math xmlns:mml="http://www.w3.org/1998/Math/MathML" xmlns:m="http://schemas.openxmlformats.org/officeDocument/2006/math">
  <mml:msub>
    <mml:mrow>
      <mml:mi>z</mml:mi>
    </mml:mrow>
    <mml:mrow>
      <mml:mn>1</mml:mn>
      <mml:mo>-</mml:mo>
      <mml:mfrac>
        <mml:mrow>
          <mml:mi>α</mml:mi>
        </mml:mrow>
        <mml:mrow>
          <mml:mn>2</mml:mn>
        </mml:mrow>
      </mml:mfrac>
    </mml:mrow>
  </mml:msub>
</mml:math>
</file>